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wagger: "2.0"</text:p>
      <text:p text:style-name="Standard">info:</text:p>
      <text:p text:style-name="Standard"><text:s text:c="2"/>description: "This is a sample server Petstore server. <text:s/>You can find out more about <text:s text:c="4"/>Swagger at [http://swagger.io](http://swagger.io) or on [irc.freenode.net, #swagger](http://swagger.io/irc/). <text:s text:c="5"/>For this sample, you can use the api key `special-key` to test the authorization <text:s text:c="4"/>filters."</text:p>
      <text:p text:style-name="Standard"><text:s text:c="2"/>version: "1.0.0"</text:p>
      <text:p text:style-name="Standard"><text:s text:c="2"/>title: "Swagger Petstore"</text:p>
      <text:p text:style-name="Standard"><text:s text:c="2"/>termsOfService: "http://swagger.io/terms/"</text:p>
      <text:p text:style-name="Standard"><text:s text:c="2"/>contact:</text:p>
      <text:p text:style-name="Standard"><text:s text:c="4"/>email: "apiteam@swagger.io"</text:p>
      <text:p text:style-name="Standard"><text:s text:c="2"/>license:</text:p>
      <text:p text:style-name="Standard"><text:s text:c="4"/>name: "Apache 2.0"</text:p>
      <text:p text:style-name="Standard"><text:s text:c="4"/>url: "http://www.apache.org/licenses/LICENSE-2.0.html"</text:p>
      <text:p text:style-name="Standard">host: "petstore.swagger.io"</text:p>
      <text:p text:style-name="Standard">basePath: "/v2"</text:p>
      <text:p text:style-name="Standard">tags:</text:p>
      <text:p text:style-name="Standard">- name: "pet"</text:p>
      <text:p text:style-name="Standard"><text:s text:c="2"/>description: "Everything about your Pets"</text:p>
      <text:p text:style-name="Standard"><text:s text:c="2"/>externalDocs:</text:p>
      <text:p text:style-name="Standard"><text:s text:c="4"/>description: "Find out more"</text:p>
      <text:p text:style-name="Standard"><text:s text:c="4"/>url: "http://swagger.io"</text:p>
      <text:p text:style-name="Standard">- name: "store"</text:p>
      <text:p text:style-name="Standard"><text:s text:c="2"/>description: "Access to Petstore orders"</text:p>
      <text:p text:style-name="Standard">- name: "user"</text:p>
      <text:p text:style-name="Standard"><text:s text:c="2"/>description: "Operations about user"</text:p>
      <text:p text:style-name="Standard"><text:s text:c="2"/>externalDocs:</text:p>
      <text:p text:style-name="Standard"><text:s text:c="4"/>description: "Find out more about our store"</text:p>
      <text:p text:style-name="Standard"><text:s text:c="4"/>url: "http://swagger.io"</text:p>
      <text:p text:style-name="Standard">schemes:</text:p>
      <text:p text:style-name="Standard">- "https"</text:p>
      <text:p text:style-name="Standard">- "http"</text:p>
      <text:p text:style-name="Standard">paths:</text:p>
      <text:p text:style-name="Standard"><text:s text:c="2"/>/pet:</text:p>
      <text:p text:style-name="Standard"><text:s text:c="4"/>post:</text:p>
      <text:p text:style-name="Standard"><text:s text:c="6"/>tags:</text:p>
      <text:p text:style-name="Standard"><text:s text:c="6"/>- "pet"</text:p>
      <text:p text:style-name="Standard"><text:s text:c="6"/>summary: "Add a new pet to the store"</text:p>
      <text:p text:style-name="Standard"><text:s text:c="6"/>description: ""</text:p>
      <text:p text:style-name="Standard"><text:s text:c="6"/>operationId: "addPet"</text:p>
      <text:p text:style-name="Standard"><text:s text:c="6"/>consumes:</text:p>
      <text:p text:style-name="Standard"><text:s text:c="6"/>- "application/json"</text:p>
      <text:p text:style-name="Standard"><text:s text:c="6"/>- "application/xml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in: "body"</text:p>
      <text:p text:style-name="Standard"><text:s text:c="8"/>name: "body"</text:p>
      <text:p text:style-name="Standard"><text:s text:c="8"/>description: "Pet object that needs to be added to the store"</text:p>
      <text:p text:style-name="Standard"><text:s text:c="8"/>required: true</text:p>
      <text:p text:style-name="Standard"><text:s text:c="8"/>schema:</text:p>
      <text:p text:style-name="Standard"><text:s text:c="10"/>$ref: "#/definitions/Pet"</text:p>
      <text:p text:style-name="Standard"><text:soft-page-break/><text:s text:c="6"/>responses:</text:p>
      <text:p text:style-name="Standard"><text:s text:c="8"/>405:</text:p>
      <text:p text:style-name="Standard"><text:s text:c="10"/>description: "Invalid input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4"/>put:</text:p>
      <text:p text:style-name="Standard"><text:s text:c="6"/>tags:</text:p>
      <text:p text:style-name="Standard"><text:s text:c="6"/>- "pet"</text:p>
      <text:p text:style-name="Standard"><text:s text:c="6"/>summary: "Update an existing pet"</text:p>
      <text:p text:style-name="Standard"><text:s text:c="6"/>description: ""</text:p>
      <text:p text:style-name="Standard"><text:s text:c="6"/>operationId: "updatePet"</text:p>
      <text:p text:style-name="Standard"><text:s text:c="6"/>consumes:</text:p>
      <text:p text:style-name="Standard"><text:s text:c="6"/>- "application/json"</text:p>
      <text:p text:style-name="Standard"><text:s text:c="6"/>- "application/xml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in: "body"</text:p>
      <text:p text:style-name="Standard"><text:s text:c="8"/>name: "body"</text:p>
      <text:p text:style-name="Standard"><text:s text:c="8"/>description: "Pet object that needs to be added to the store"</text:p>
      <text:p text:style-name="Standard"><text:s text:c="8"/>required: true</text:p>
      <text:p text:style-name="Standard"><text:s text:c="8"/>schema:</text:p>
      <text:p text:style-name="Standard"><text:s text:c="10"/>$ref: "#/definitions/Pet"</text:p>
      <text:p text:style-name="Standard"><text:s text:c="6"/>responses:</text:p>
      <text:p text:style-name="Standard"><text:s text:c="8"/>400:</text:p>
      <text:p text:style-name="Standard"><text:s text:c="10"/>description: "Invalid ID supplied"</text:p>
      <text:p text:style-name="Standard"><text:s text:c="8"/>404:</text:p>
      <text:p text:style-name="Standard"><text:s text:c="10"/>description: "Pet not found"</text:p>
      <text:p text:style-name="Standard"><text:s text:c="8"/>405:</text:p>
      <text:p text:style-name="Standard"><text:s text:c="10"/>description: "Validation exception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2"/>/pet/findByStatus:</text:p>
      <text:p text:style-name="Standard"><text:s text:c="4"/>get:</text:p>
      <text:p text:style-name="Standard"><text:s text:c="6"/>tags:</text:p>
      <text:p text:style-name="Standard"><text:s text:c="6"/>- "pet"</text:p>
      <text:p text:style-name="Standard"><text:s text:c="6"/>summary: "Finds Pets by status"</text:p>
      <text:p text:style-name="Standard"><text:s text:c="6"/>description: "Multiple status values can be provided with comma separated strings"</text:p>
      <text:p text:style-name="Standard"><text:s text:c="6"/>operationId: "findPetsByStatus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status"</text:p>
      <text:p text:style-name="Standard"><text:s text:c="8"/>in: "query"</text:p>
      <text:p text:style-name="Standard"><text:s text:c="8"/>description: "Status values that need to be considered for filter"</text:p>
      <text:p text:style-name="Standard"><text:s text:c="8"/>required: true</text:p>
      <text:p text:style-name="Standard"><text:soft-page-break/><text:s text:c="8"/>type: "array"</text:p>
      <text:p text:style-name="Standard"><text:s text:c="8"/>items:</text:p>
      <text:p text:style-name="Standard"><text:s text:c="10"/>type: "string"</text:p>
      <text:p text:style-name="Standard"><text:s text:c="10"/>enum:</text:p>
      <text:p text:style-name="Standard"><text:s text:c="10"/>- "available"</text:p>
      <text:p text:style-name="Standard"><text:s text:c="10"/>- "pending"</text:p>
      <text:p text:style-name="Standard"><text:s text:c="10"/>- "sold"</text:p>
      <text:p text:style-name="Standard"><text:s text:c="10"/>default: "available"</text:p>
      <text:p text:style-name="Standard"><text:s text:c="8"/>collectionFormat: "multi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type: "array"</text:p>
      <text:p text:style-name="Standard"><text:s text:c="12"/>items:</text:p>
      <text:p text:style-name="Standard"><text:s text:c="14"/>$ref: "#/definitions/Pet"</text:p>
      <text:p text:style-name="Standard"><text:s text:c="8"/>400:</text:p>
      <text:p text:style-name="Standard"><text:s text:c="10"/>description: "Invalid status value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2"/>/pet/findByTags:</text:p>
      <text:p text:style-name="Standard"><text:s text:c="4"/>get:</text:p>
      <text:p text:style-name="Standard"><text:s text:c="6"/>tags:</text:p>
      <text:p text:style-name="Standard"><text:s text:c="6"/>- "pet"</text:p>
      <text:p text:style-name="Standard"><text:s text:c="6"/>summary: "Finds Pets by tags"</text:p>
      <text:p text:style-name="Standard"><text:s text:c="6"/>description: "Muliple tags can be provided with comma separated strings. Use <text:s text:c="8"/>tag1, tag2, tag3 for testing."</text:p>
      <text:p text:style-name="Standard"><text:s text:c="6"/>operationId: "findPetsByTags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tags"</text:p>
      <text:p text:style-name="Standard"><text:s text:c="8"/>in: "query"</text:p>
      <text:p text:style-name="Standard"><text:s text:c="8"/>description: "Tags to filter by"</text:p>
      <text:p text:style-name="Standard"><text:s text:c="8"/>required: true</text:p>
      <text:p text:style-name="Standard"><text:s text:c="8"/>type: "array"</text:p>
      <text:p text:style-name="Standard"><text:s text:c="8"/>items:</text:p>
      <text:p text:style-name="Standard"><text:s text:c="10"/>type: "string"</text:p>
      <text:p text:style-name="Standard"><text:s text:c="8"/>collectionFormat: "multi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type: "array"</text:p>
      <text:p text:style-name="Standard"><text:s text:c="12"/>items:</text:p>
      <text:p text:style-name="Standard"><text:s text:c="14"/>$ref: "#/definitions/Pet"</text:p>
      <text:p text:style-name="Standard"><text:s text:c="8"/>400:</text:p>
      <text:p text:style-name="Standard"><text:s text:c="10"/>description: "Invalid tag value"</text:p>
      <text:p text:style-name="Standard"><text:s text:c="6"/>security:</text:p>
      <text:p text:style-name="Standard"><text:soft-page-break/><text:s text:c="6"/>- petstore_auth:</text:p>
      <text:p text:style-name="Standard"><text:s text:c="8"/>- "write:pets"</text:p>
      <text:p text:style-name="Standard"><text:s text:c="8"/>- "read:pets"</text:p>
      <text:p text:style-name="Standard"><text:s text:c="6"/>deprecated: true</text:p>
      <text:p text:style-name="Standard"><text:s text:c="2"/>/pet/{petId}:</text:p>
      <text:p text:style-name="Standard"><text:s text:c="4"/>get:</text:p>
      <text:p text:style-name="Standard"><text:s text:c="6"/>tags:</text:p>
      <text:p text:style-name="Standard"><text:s text:c="6"/>- "pet"</text:p>
      <text:p text:style-name="Standard"><text:s text:c="6"/>summary: "Find pet by ID"</text:p>
      <text:p text:style-name="Standard"><text:s text:c="6"/>description: "Returns a single pet"</text:p>
      <text:p text:style-name="Standard"><text:s text:c="6"/>operationId: "getPetById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petId"</text:p>
      <text:p text:style-name="Standard"><text:s text:c="8"/>in: "path"</text:p>
      <text:p text:style-name="Standard"><text:s text:c="8"/>description: "ID of pet to return"</text:p>
      <text:p text:style-name="Standard"><text:s text:c="8"/>required: true</text:p>
      <text:p text:style-name="Standard"><text:s text:c="8"/>type: "integer"</text:p>
      <text:p text:style-name="Standard"><text:s text:c="8"/>format: "int64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$ref: "#/definitions/Pet"</text:p>
      <text:p text:style-name="Standard"><text:s text:c="8"/>400:</text:p>
      <text:p text:style-name="Standard"><text:s text:c="10"/>description: "Invalid ID supplied"</text:p>
      <text:p text:style-name="Standard"><text:s text:c="8"/>404:</text:p>
      <text:p text:style-name="Standard"><text:s text:c="10"/>description: "Pet not found"</text:p>
      <text:p text:style-name="Standard"><text:s text:c="6"/>security:</text:p>
      <text:p text:style-name="Standard"><text:s text:c="6"/>- api_key: []</text:p>
      <text:p text:style-name="Standard"><text:s text:c="4"/>post:</text:p>
      <text:p text:style-name="Standard"><text:s text:c="6"/>tags:</text:p>
      <text:p text:style-name="Standard"><text:s text:c="6"/>- "pet"</text:p>
      <text:p text:style-name="Standard"><text:s text:c="6"/>summary: "Updates a pet in the store with form data"</text:p>
      <text:p text:style-name="Standard"><text:s text:c="6"/>description: ""</text:p>
      <text:p text:style-name="Standard"><text:s text:c="6"/>operationId: "updatePetWithForm"</text:p>
      <text:p text:style-name="Standard"><text:s text:c="6"/>consumes:</text:p>
      <text:p text:style-name="Standard"><text:s text:c="6"/>- "application/x-www-form-urlencoded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petId"</text:p>
      <text:p text:style-name="Standard"><text:s text:c="8"/>in: "path"</text:p>
      <text:p text:style-name="Standard"><text:s text:c="8"/>description: "ID of pet that needs to be updated"</text:p>
      <text:p text:style-name="Standard"><text:s text:c="8"/>required: true</text:p>
      <text:p text:style-name="Standard"><text:s text:c="8"/>type: "integer"</text:p>
      <text:p text:style-name="Standard"><text:s text:c="8"/>format: "int64"</text:p>
      <text:p text:style-name="Standard"><text:s text:c="6"/>- name: "name"</text:p>
      <text:p text:style-name="Standard"><text:s text:c="8"/>in: "formData"</text:p>
      <text:p text:style-name="Standard"><text:soft-page-break/><text:s text:c="8"/>description: "Updated name of the pet"</text:p>
      <text:p text:style-name="Standard"><text:s text:c="8"/>required: false</text:p>
      <text:p text:style-name="Standard"><text:s text:c="8"/>type: "string"</text:p>
      <text:p text:style-name="Standard"><text:s text:c="6"/>- name: "status"</text:p>
      <text:p text:style-name="Standard"><text:s text:c="8"/>in: "formData"</text:p>
      <text:p text:style-name="Standard"><text:s text:c="8"/>description: "Updated status of the pet"</text:p>
      <text:p text:style-name="Standard"><text:s text:c="8"/>required: false</text:p>
      <text:p text:style-name="Standard"><text:s text:c="8"/>type: "string"</text:p>
      <text:p text:style-name="Standard"><text:s text:c="6"/>responses:</text:p>
      <text:p text:style-name="Standard"><text:s text:c="8"/>405:</text:p>
      <text:p text:style-name="Standard"><text:s text:c="10"/>description: "Invalid input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4"/>delete:</text:p>
      <text:p text:style-name="Standard"><text:s text:c="6"/>tags:</text:p>
      <text:p text:style-name="Standard"><text:s text:c="6"/>- "pet"</text:p>
      <text:p text:style-name="Standard"><text:s text:c="6"/>summary: "Deletes a pet"</text:p>
      <text:p text:style-name="Standard"><text:s text:c="6"/>description: ""</text:p>
      <text:p text:style-name="Standard"><text:s text:c="6"/>operationId: "deletePet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api_key"</text:p>
      <text:p text:style-name="Standard"><text:s text:c="8"/>in: "header"</text:p>
      <text:p text:style-name="Standard"><text:s text:c="8"/>required: false</text:p>
      <text:p text:style-name="Standard"><text:s text:c="8"/>type: "string"</text:p>
      <text:p text:style-name="Standard"><text:s text:c="6"/>- name: "petId"</text:p>
      <text:p text:style-name="Standard"><text:s text:c="8"/>in: "path"</text:p>
      <text:p text:style-name="Standard"><text:s text:c="8"/>description: "Pet id to delete"</text:p>
      <text:p text:style-name="Standard"><text:s text:c="8"/>required: true</text:p>
      <text:p text:style-name="Standard"><text:s text:c="8"/>type: "integer"</text:p>
      <text:p text:style-name="Standard"><text:s text:c="8"/>format: "int64"</text:p>
      <text:p text:style-name="Standard"><text:s text:c="6"/>responses:</text:p>
      <text:p text:style-name="Standard"><text:s text:c="8"/>400:</text:p>
      <text:p text:style-name="Standard"><text:s text:c="10"/>description: "Invalid ID supplied"</text:p>
      <text:p text:style-name="Standard"><text:s text:c="8"/>404:</text:p>
      <text:p text:style-name="Standard"><text:s text:c="10"/>description: "Pet not found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2"/>/pet/{petId}/uploadImage:</text:p>
      <text:p text:style-name="Standard"><text:s text:c="4"/>post:</text:p>
      <text:p text:style-name="Standard"><text:s text:c="6"/>tags:</text:p>
      <text:p text:style-name="Standard"><text:s text:c="6"/>- "pet"</text:p>
      <text:p text:style-name="Standard"><text:s text:c="6"/>summary: "uploads an image"</text:p>
      <text:p text:style-name="Standard"><text:s text:c="6"/>description: ""</text:p>
      <text:p text:style-name="Standard"><text:s text:c="6"/>operationId: "uploadFile"</text:p>
      <text:p text:style-name="Standard"><text:s text:c="6"/>consumes:</text:p>
      <text:p text:style-name="Standard"><text:soft-page-break/><text:s text:c="6"/>- "multipart/form-data"</text:p>
      <text:p text:style-name="Standard"><text:s text:c="6"/>produces:</text:p>
      <text:p text:style-name="Standard"><text:s text:c="6"/>- "application/json"</text:p>
      <text:p text:style-name="Standard"><text:s text:c="6"/>parameters:</text:p>
      <text:p text:style-name="Standard"><text:s text:c="6"/>- name: "petId"</text:p>
      <text:p text:style-name="Standard"><text:s text:c="8"/>in: "path"</text:p>
      <text:p text:style-name="Standard"><text:s text:c="8"/>description: "ID of pet to update"</text:p>
      <text:p text:style-name="Standard"><text:s text:c="8"/>required: true</text:p>
      <text:p text:style-name="Standard"><text:s text:c="8"/>type: "integer"</text:p>
      <text:p text:style-name="Standard"><text:s text:c="8"/>format: "int64"</text:p>
      <text:p text:style-name="Standard"><text:s text:c="6"/>- name: "additionalMetadata"</text:p>
      <text:p text:style-name="Standard"><text:s text:c="8"/>in: "formData"</text:p>
      <text:p text:style-name="Standard"><text:s text:c="8"/>description: "Additional data to pass to server"</text:p>
      <text:p text:style-name="Standard"><text:s text:c="8"/>required: false</text:p>
      <text:p text:style-name="Standard"><text:s text:c="8"/>type: "string"</text:p>
      <text:p text:style-name="Standard"><text:s text:c="6"/>- name: "file"</text:p>
      <text:p text:style-name="Standard"><text:s text:c="8"/>in: "formData"</text:p>
      <text:p text:style-name="Standard"><text:s text:c="8"/>description: "file to upload"</text:p>
      <text:p text:style-name="Standard"><text:s text:c="8"/>required: false</text:p>
      <text:p text:style-name="Standard"><text:s text:c="8"/>type: "file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$ref: "#/definitions/ApiResponse"</text:p>
      <text:p text:style-name="Standard"><text:s text:c="6"/>security:</text:p>
      <text:p text:style-name="Standard"><text:s text:c="6"/>- petstore_auth:</text:p>
      <text:p text:style-name="Standard"><text:s text:c="8"/>- "write:pets"</text:p>
      <text:p text:style-name="Standard"><text:s text:c="8"/>- "read:pets"</text:p>
      <text:p text:style-name="Standard"><text:s text:c="2"/>/store/inventory:</text:p>
      <text:p text:style-name="Standard"><text:s text:c="4"/>get:</text:p>
      <text:p text:style-name="Standard"><text:s text:c="6"/>tags:</text:p>
      <text:p text:style-name="Standard"><text:s text:c="6"/>- "store"</text:p>
      <text:p text:style-name="Standard"><text:s text:c="6"/>summary: "Returns pet inventories by status"</text:p>
      <text:p text:style-name="Standard"><text:s text:c="6"/>description: "Returns a map of status codes to quantities"</text:p>
      <text:p text:style-name="Standard"><text:s text:c="6"/>operationId: "getInventory"</text:p>
      <text:p text:style-name="Standard"><text:s text:c="6"/>produces:</text:p>
      <text:p text:style-name="Standard"><text:s text:c="6"/>- "application/json"</text:p>
      <text:p text:style-name="Standard"><text:s text:c="6"/>parameters: []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type: "object"</text:p>
      <text:p text:style-name="Standard"><text:s text:c="12"/>additionalProperties:</text:p>
      <text:p text:style-name="Standard"><text:s text:c="14"/>type: "integer"</text:p>
      <text:p text:style-name="Standard"><text:s text:c="14"/>format: "int32"</text:p>
      <text:p text:style-name="Standard"><text:s text:c="6"/>security:</text:p>
      <text:p text:style-name="Standard"><text:s text:c="6"/>- api_key: []</text:p>
      <text:p text:style-name="Standard"><text:s text:c="2"/>/store/order:</text:p>
      <text:p text:style-name="Standard"><text:s text:c="4"/>post:</text:p>
      <text:p text:style-name="Standard"><text:s text:c="6"/>tags:</text:p>
      <text:p text:style-name="Standard"><text:soft-page-break/><text:s text:c="6"/>- "store"</text:p>
      <text:p text:style-name="Standard"><text:s text:c="6"/>summary: "Place an order for a pet"</text:p>
      <text:p text:style-name="Standard"><text:s text:c="6"/>description: ""</text:p>
      <text:p text:style-name="Standard"><text:s text:c="6"/>operationId: "placeOrd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in: "body"</text:p>
      <text:p text:style-name="Standard"><text:s text:c="8"/>name: "body"</text:p>
      <text:p text:style-name="Standard"><text:s text:c="8"/>description: "order placed for purchasing the pet"</text:p>
      <text:p text:style-name="Standard"><text:s text:c="8"/>required: true</text:p>
      <text:p text:style-name="Standard"><text:s text:c="8"/>schema:</text:p>
      <text:p text:style-name="Standard"><text:s text:c="10"/>$ref: "#/definitions/Order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$ref: "#/definitions/Order"</text:p>
      <text:p text:style-name="Standard"><text:s text:c="8"/>400:</text:p>
      <text:p text:style-name="Standard"><text:s text:c="10"/>description: "Invalid Order"</text:p>
      <text:p text:style-name="Standard"><text:s text:c="2"/>/store/order/{orderId}:</text:p>
      <text:p text:style-name="Standard"><text:s text:c="4"/>get:</text:p>
      <text:p text:style-name="Standard"><text:s text:c="6"/>tags:</text:p>
      <text:p text:style-name="Standard"><text:s text:c="6"/>- "store"</text:p>
      <text:p text:style-name="Standard"><text:s text:c="6"/>summary: "Find purchase order by ID"</text:p>
      <text:p text:style-name="Standard"><text:s text:c="6"/>description: "For valid response try integer IDs with value &gt;= 1 and &lt;= 10. <text:s text:c="8"/>Other values will generated exceptions"</text:p>
      <text:p text:style-name="Standard"><text:s text:c="6"/>operationId: "getOrderById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orderId"</text:p>
      <text:p text:style-name="Standard"><text:s text:c="8"/>in: "path"</text:p>
      <text:p text:style-name="Standard"><text:s text:c="8"/>description: "ID of pet that needs to be fetched"</text:p>
      <text:p text:style-name="Standard"><text:s text:c="8"/>required: true</text:p>
      <text:p text:style-name="Standard"><text:s text:c="8"/>type: "integer"</text:p>
      <text:p text:style-name="Standard"><text:s text:c="8"/>maximum: 10.0</text:p>
      <text:p text:style-name="Standard"><text:s text:c="8"/>minimum: 1.0</text:p>
      <text:p text:style-name="Standard"><text:s text:c="8"/>format: "int64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$ref: "#/definitions/Order"</text:p>
      <text:p text:style-name="Standard"><text:s text:c="8"/>400:</text:p>
      <text:p text:style-name="Standard"><text:s text:c="10"/>description: "Invalid ID supplied"</text:p>
      <text:p text:style-name="Standard"><text:s text:c="8"/>404:</text:p>
      <text:p text:style-name="Standard"><text:s text:c="10"/>description: "Order not found"</text:p>
      <text:p text:style-name="Standard"><text:s text:c="4"/>delete:</text:p>
      <text:p text:style-name="Standard"><text:s text:c="6"/>tags:</text:p>
      <text:p text:style-name="Standard"><text:soft-page-break/><text:s text:c="6"/>- "store"</text:p>
      <text:p text:style-name="Standard"><text:s text:c="6"/>summary: "Delete purchase order by ID"</text:p>
      <text:p text:style-name="Standard"><text:s text:c="6"/>description: "For valid response try integer IDs with positive integer value. <text:s text:c="8"/>Negative or non-integer values will generate API errors"</text:p>
      <text:p text:style-name="Standard"><text:s text:c="6"/>operationId: "deleteOrd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orderId"</text:p>
      <text:p text:style-name="Standard"><text:s text:c="8"/>in: "path"</text:p>
      <text:p text:style-name="Standard"><text:s text:c="8"/>description: "ID of the order that needs to be deleted"</text:p>
      <text:p text:style-name="Standard"><text:s text:c="8"/>required: true</text:p>
      <text:p text:style-name="Standard"><text:s text:c="8"/>type: "integer"</text:p>
      <text:p text:style-name="Standard"><text:s text:c="8"/>minimum: 1.0</text:p>
      <text:p text:style-name="Standard"><text:s text:c="8"/>format: "int64"</text:p>
      <text:p text:style-name="Standard"><text:s text:c="6"/>responses:</text:p>
      <text:p text:style-name="Standard"><text:s text:c="8"/>400:</text:p>
      <text:p text:style-name="Standard"><text:s text:c="10"/>description: "Invalid ID supplied"</text:p>
      <text:p text:style-name="Standard"><text:s text:c="8"/>404:</text:p>
      <text:p text:style-name="Standard"><text:s text:c="10"/>description: "Order not found"</text:p>
      <text:p text:style-name="Standard"><text:s text:c="2"/>/user:</text:p>
      <text:p text:style-name="Standard"><text:s text:c="4"/>post:</text:p>
      <text:p text:style-name="Standard"><text:s text:c="6"/>tags:</text:p>
      <text:p text:style-name="Standard"><text:s text:c="6"/>- "user"</text:p>
      <text:p text:style-name="Standard"><text:s text:c="6"/>summary: "Create user"</text:p>
      <text:p text:style-name="Standard"><text:s text:c="6"/>description: "This can only be done by the logged in user."</text:p>
      <text:p text:style-name="Standard"><text:s text:c="6"/>operationId: "createUs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in: "body"</text:p>
      <text:p text:style-name="Standard"><text:s text:c="8"/>name: "body"</text:p>
      <text:p text:style-name="Standard"><text:s text:c="8"/>description: "Created user object"</text:p>
      <text:p text:style-name="Standard"><text:s text:c="8"/>required: true</text:p>
      <text:p text:style-name="Standard"><text:s text:c="8"/>schema:</text:p>
      <text:p text:style-name="Standard"><text:s text:c="10"/>$ref: "#/definitions/User"</text:p>
      <text:p text:style-name="Standard"><text:s text:c="6"/>responses:</text:p>
      <text:p text:style-name="Standard"><text:s text:c="8"/>default:</text:p>
      <text:p text:style-name="Standard"><text:s text:c="10"/>description: "successful operation"</text:p>
      <text:p text:style-name="Standard"><text:s text:c="2"/>/user/createWithArray:</text:p>
      <text:p text:style-name="Standard"><text:s text:c="4"/>post:</text:p>
      <text:p text:style-name="Standard"><text:s text:c="6"/>tags:</text:p>
      <text:p text:style-name="Standard"><text:s text:c="6"/>- "user"</text:p>
      <text:p text:style-name="Standard"><text:s text:c="6"/>summary: "Creates list of users with given input array"</text:p>
      <text:p text:style-name="Standard"><text:s text:c="6"/>description: ""</text:p>
      <text:p text:style-name="Standard"><text:s text:c="6"/>operationId: "createUsersWithArrayInput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oft-page-break/><text:s text:c="6"/>- in: "body"</text:p>
      <text:p text:style-name="Standard"><text:s text:c="8"/>name: "body"</text:p>
      <text:p text:style-name="Standard"><text:s text:c="8"/>description: "List of user object"</text:p>
      <text:p text:style-name="Standard"><text:s text:c="8"/>required: true</text:p>
      <text:p text:style-name="Standard"><text:s text:c="8"/>schema:</text:p>
      <text:p text:style-name="Standard"><text:s text:c="10"/>type: "array"</text:p>
      <text:p text:style-name="Standard"><text:s text:c="10"/>items:</text:p>
      <text:p text:style-name="Standard"><text:s text:c="12"/>$ref: "#/definitions/User"</text:p>
      <text:p text:style-name="Standard"><text:s text:c="6"/>responses:</text:p>
      <text:p text:style-name="Standard"><text:s text:c="8"/>default:</text:p>
      <text:p text:style-name="Standard"><text:s text:c="10"/>description: "successful operation"</text:p>
      <text:p text:style-name="Standard"><text:s text:c="2"/>/user/createWithList:</text:p>
      <text:p text:style-name="Standard"><text:s text:c="4"/>post:</text:p>
      <text:p text:style-name="Standard"><text:s text:c="6"/>tags:</text:p>
      <text:p text:style-name="Standard"><text:s text:c="6"/>- "user"</text:p>
      <text:p text:style-name="Standard"><text:s text:c="6"/>summary: "Creates list of users with given input array"</text:p>
      <text:p text:style-name="Standard"><text:s text:c="6"/>description: ""</text:p>
      <text:p text:style-name="Standard"><text:s text:c="6"/>operationId: "createUsersWithListInput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in: "body"</text:p>
      <text:p text:style-name="Standard"><text:s text:c="8"/>name: "body"</text:p>
      <text:p text:style-name="Standard"><text:s text:c="8"/>description: "List of user object"</text:p>
      <text:p text:style-name="Standard"><text:s text:c="8"/>required: true</text:p>
      <text:p text:style-name="Standard"><text:s text:c="8"/>schema:</text:p>
      <text:p text:style-name="Standard"><text:s text:c="10"/>type: "array"</text:p>
      <text:p text:style-name="Standard"><text:s text:c="10"/>items:</text:p>
      <text:p text:style-name="Standard"><text:s text:c="12"/>$ref: "#/definitions/User"</text:p>
      <text:p text:style-name="Standard"><text:s text:c="6"/>responses:</text:p>
      <text:p text:style-name="Standard"><text:s text:c="8"/>default:</text:p>
      <text:p text:style-name="Standard"><text:s text:c="10"/>description: "successful operation"</text:p>
      <text:p text:style-name="Standard"><text:s text:c="2"/>/user/login:</text:p>
      <text:p text:style-name="Standard"><text:s text:c="4"/>get:</text:p>
      <text:p text:style-name="Standard"><text:s text:c="6"/>tags:</text:p>
      <text:p text:style-name="Standard"><text:s text:c="6"/>- "user"</text:p>
      <text:p text:style-name="Standard"><text:s text:c="6"/>summary: "Logs user into the system"</text:p>
      <text:p text:style-name="Standard"><text:s text:c="6"/>description: ""</text:p>
      <text:p text:style-name="Standard"><text:s text:c="6"/>operationId: "loginUs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username"</text:p>
      <text:p text:style-name="Standard"><text:s text:c="8"/>in: "query"</text:p>
      <text:p text:style-name="Standard"><text:s text:c="8"/>description: "The user name for login"</text:p>
      <text:p text:style-name="Standard"><text:s text:c="8"/>required: true</text:p>
      <text:p text:style-name="Standard"><text:s text:c="8"/>type: "string"</text:p>
      <text:p text:style-name="Standard"><text:s text:c="6"/>- name: "password"</text:p>
      <text:p text:style-name="Standard"><text:s text:c="8"/>in: "query"</text:p>
      <text:p text:style-name="Standard"><text:s text:c="8"/>description: "The password for login in clear text"</text:p>
      <text:p text:style-name="Standard"><text:soft-page-break/><text:s text:c="8"/>required: true</text:p>
      <text:p text:style-name="Standard"><text:s text:c="8"/>type: "string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 text:c="12"/>type: "string"</text:p>
      <text:p text:style-name="Standard"><text:s text:c="10"/>headers:</text:p>
      <text:p text:style-name="Standard"><text:s text:c="12"/>X-Rate-Limit:</text:p>
      <text:p text:style-name="Standard"><text:s text:c="14"/>type: "integer"</text:p>
      <text:p text:style-name="Standard"><text:s text:c="14"/>format: "int32"</text:p>
      <text:p text:style-name="Standard"><text:s text:c="14"/>description: "calls per hour allowed by the user"</text:p>
      <text:p text:style-name="Standard"><text:s text:c="12"/>X-Expires-After:</text:p>
      <text:p text:style-name="Standard"><text:s text:c="14"/>type: "string"</text:p>
      <text:p text:style-name="Standard"><text:s text:c="14"/>format: "date-time"</text:p>
      <text:p text:style-name="Standard"><text:s text:c="14"/>description: "date in UTC when token expires"</text:p>
      <text:p text:style-name="Standard"><text:s text:c="8"/>400:</text:p>
      <text:p text:style-name="Standard"><text:s text:c="10"/>description: "Invalid username/password supplied"</text:p>
      <text:p text:style-name="Standard"><text:s text:c="2"/>/user/logout:</text:p>
      <text:p text:style-name="Standard"><text:s text:c="4"/>get:</text:p>
      <text:p text:style-name="Standard"><text:s text:c="6"/>tags:</text:p>
      <text:p text:style-name="Standard"><text:s text:c="6"/>- "user"</text:p>
      <text:p text:style-name="Standard"><text:s text:c="6"/>summary: "Logs out current logged in user session"</text:p>
      <text:p text:style-name="Standard"><text:s text:c="6"/>description: ""</text:p>
      <text:p text:style-name="Standard"><text:s text:c="6"/>operationId: "logoutUs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 []</text:p>
      <text:p text:style-name="Standard"><text:s text:c="6"/>responses:</text:p>
      <text:p text:style-name="Standard"><text:s text:c="8"/>default:</text:p>
      <text:p text:style-name="Standard"><text:s text:c="10"/>description: "successful operation"</text:p>
      <text:p text:style-name="Standard"><text:s text:c="2"/>/user/{username}:</text:p>
      <text:p text:style-name="Standard"><text:s text:c="4"/>get:</text:p>
      <text:p text:style-name="Standard"><text:s text:c="6"/>tags:</text:p>
      <text:p text:style-name="Standard"><text:s text:c="6"/>- "user"</text:p>
      <text:p text:style-name="Standard"><text:s text:c="6"/>summary: "Get user by user name"</text:p>
      <text:p text:style-name="Standard"><text:s text:c="6"/>description: ""</text:p>
      <text:p text:style-name="Standard"><text:s text:c="6"/>operationId: "getUserByName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username"</text:p>
      <text:p text:style-name="Standard"><text:s text:c="8"/>in: "path"</text:p>
      <text:p text:style-name="Standard"><text:s text:c="8"/>description: "The name that needs to be fetched. Use user1 for testing. "</text:p>
      <text:p text:style-name="Standard"><text:s text:c="8"/>required: true</text:p>
      <text:p text:style-name="Standard"><text:s text:c="8"/>type: "string"</text:p>
      <text:p text:style-name="Standard"><text:s text:c="6"/>responses:</text:p>
      <text:p text:style-name="Standard"><text:s text:c="8"/>200:</text:p>
      <text:p text:style-name="Standard"><text:s text:c="10"/>description: "successful operation"</text:p>
      <text:p text:style-name="Standard"><text:s text:c="10"/>schema:</text:p>
      <text:p text:style-name="Standard"><text:soft-page-break/><text:s text:c="12"/>$ref: "#/definitions/User"</text:p>
      <text:p text:style-name="Standard"><text:s text:c="8"/>400:</text:p>
      <text:p text:style-name="Standard"><text:s text:c="10"/>description: "Invalid username supplied"</text:p>
      <text:p text:style-name="Standard"><text:s text:c="8"/>404:</text:p>
      <text:p text:style-name="Standard"><text:s text:c="10"/>description: "User not found"</text:p>
      <text:p text:style-name="Standard"><text:s text:c="4"/>put:</text:p>
      <text:p text:style-name="Standard"><text:s text:c="6"/>tags:</text:p>
      <text:p text:style-name="Standard"><text:s text:c="6"/>- "user"</text:p>
      <text:p text:style-name="Standard"><text:s text:c="6"/>summary: "Updated user"</text:p>
      <text:p text:style-name="Standard"><text:s text:c="6"/>description: "This can only be done by the logged in user."</text:p>
      <text:p text:style-name="Standard"><text:s text:c="6"/>operationId: "updateUs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username"</text:p>
      <text:p text:style-name="Standard"><text:s text:c="8"/>in: "path"</text:p>
      <text:p text:style-name="Standard"><text:s text:c="8"/>description: "name that need to be updated"</text:p>
      <text:p text:style-name="Standard"><text:s text:c="8"/>required: true</text:p>
      <text:p text:style-name="Standard"><text:s text:c="8"/>type: "string"</text:p>
      <text:p text:style-name="Standard"><text:s text:c="6"/>- in: "body"</text:p>
      <text:p text:style-name="Standard"><text:s text:c="8"/>name: "body"</text:p>
      <text:p text:style-name="Standard"><text:s text:c="8"/>description: "Updated user object"</text:p>
      <text:p text:style-name="Standard"><text:s text:c="8"/>required: true</text:p>
      <text:p text:style-name="Standard"><text:s text:c="8"/>schema:</text:p>
      <text:p text:style-name="Standard"><text:s text:c="10"/>$ref: "#/definitions/User"</text:p>
      <text:p text:style-name="Standard"><text:s text:c="6"/>responses:</text:p>
      <text:p text:style-name="Standard"><text:s text:c="8"/>400:</text:p>
      <text:p text:style-name="Standard"><text:s text:c="10"/>description: "Invalid user supplied"</text:p>
      <text:p text:style-name="Standard"><text:s text:c="8"/>404:</text:p>
      <text:p text:style-name="Standard"><text:s text:c="10"/>description: "User not found"</text:p>
      <text:p text:style-name="Standard"><text:s text:c="4"/>delete:</text:p>
      <text:p text:style-name="Standard"><text:s text:c="6"/>tags:</text:p>
      <text:p text:style-name="Standard"><text:s text:c="6"/>- "user"</text:p>
      <text:p text:style-name="Standard"><text:s text:c="6"/>summary: "Delete user"</text:p>
      <text:p text:style-name="Standard"><text:s text:c="6"/>description: "This can only be done by the logged in user."</text:p>
      <text:p text:style-name="Standard"><text:s text:c="6"/>operationId: "deleteUser"</text:p>
      <text:p text:style-name="Standard"><text:s text:c="6"/>produces:</text:p>
      <text:p text:style-name="Standard"><text:s text:c="6"/>- "application/xml"</text:p>
      <text:p text:style-name="Standard"><text:s text:c="6"/>- "application/json"</text:p>
      <text:p text:style-name="Standard"><text:s text:c="6"/>parameters:</text:p>
      <text:p text:style-name="Standard"><text:s text:c="6"/>- name: "username"</text:p>
      <text:p text:style-name="Standard"><text:s text:c="8"/>in: "path"</text:p>
      <text:p text:style-name="Standard"><text:s text:c="8"/>description: "The name that needs to be deleted"</text:p>
      <text:p text:style-name="Standard"><text:s text:c="8"/>required: true</text:p>
      <text:p text:style-name="Standard"><text:s text:c="8"/>type: "string"</text:p>
      <text:p text:style-name="Standard"><text:s text:c="6"/>responses:</text:p>
      <text:p text:style-name="Standard"><text:s text:c="8"/>400:</text:p>
      <text:p text:style-name="Standard"><text:s text:c="10"/>description: "Invalid username supplied"</text:p>
      <text:p text:style-name="Standard"><text:s text:c="8"/>404:</text:p>
      <text:p text:style-name="Standard"><text:s text:c="10"/>description: "User not found"</text:p>
      <text:p text:style-name="Standard">securityDefinitions:</text:p>
      <text:p text:style-name="Standard"><text:soft-page-break/><text:s text:c="2"/>petstore_auth:</text:p>
      <text:p text:style-name="Standard"><text:s text:c="4"/>type: "oauth2"</text:p>
      <text:p text:style-name="Standard"><text:s text:c="4"/>authorizationUrl: "http://petstore.swagger.io/oauth/dialog"</text:p>
      <text:p text:style-name="Standard"><text:s text:c="4"/>flow: "implicit"</text:p>
      <text:p text:style-name="Standard"><text:s text:c="4"/>scopes:</text:p>
      <text:p text:style-name="Standard"><text:s text:c="6"/>write:pets: "modify pets in your account"</text:p>
      <text:p text:style-name="Standard"><text:s text:c="6"/>read:pets: "read your pets"</text:p>
      <text:p text:style-name="Standard"><text:s text:c="2"/>api_key:</text:p>
      <text:p text:style-name="Standard"><text:s text:c="4"/>type: "apiKey"</text:p>
      <text:p text:style-name="Standard"><text:s text:c="4"/>name: "api_key"</text:p>
      <text:p text:style-name="Standard"><text:s text:c="4"/>in: "header"</text:p>
      <text:p text:style-name="Standard">definitions:</text:p>
      <text:p text:style-name="Standard"><text:s text:c="2"/>Order:</text:p>
      <text:p text:style-name="Standard"><text:s text:c="4"/>type: "object"</text:p>
      <text:p text:style-name="Standard"><text:s text:c="4"/>properties:</text:p>
      <text:p text:style-name="Standard"><text:s text:c="6"/>id:</text:p>
      <text:p text:style-name="Standard"><text:s text:c="8"/>type: "integer"</text:p>
      <text:p text:style-name="Standard"><text:s text:c="8"/>format: "int64"</text:p>
      <text:p text:style-name="Standard"><text:s text:c="6"/>petId:</text:p>
      <text:p text:style-name="Standard"><text:s text:c="8"/>type: "integer"</text:p>
      <text:p text:style-name="Standard"><text:s text:c="8"/>format: "int64"</text:p>
      <text:p text:style-name="Standard"><text:s text:c="6"/>quantity:</text:p>
      <text:p text:style-name="Standard"><text:s text:c="8"/>type: "integer"</text:p>
      <text:p text:style-name="Standard"><text:s text:c="8"/>format: "int32"</text:p>
      <text:p text:style-name="Standard"><text:s text:c="6"/>shipDate:</text:p>
      <text:p text:style-name="Standard"><text:s text:c="8"/>type: "string"</text:p>
      <text:p text:style-name="Standard"><text:s text:c="8"/>format: "date-time"</text:p>
      <text:p text:style-name="Standard"><text:s text:c="6"/>status:</text:p>
      <text:p text:style-name="Standard"><text:s text:c="8"/>type: "string"</text:p>
      <text:p text:style-name="Standard"><text:s text:c="8"/>description: "Order Status"</text:p>
      <text:p text:style-name="Standard"><text:s text:c="8"/>enum:</text:p>
      <text:p text:style-name="Standard"><text:s text:c="8"/>- "placed"</text:p>
      <text:p text:style-name="Standard"><text:s text:c="8"/>- "approved"</text:p>
      <text:p text:style-name="Standard"><text:s text:c="8"/>- "delivered"</text:p>
      <text:p text:style-name="Standard"><text:s text:c="6"/>complete:</text:p>
      <text:p text:style-name="Standard"><text:s text:c="8"/>type: "boolean"</text:p>
      <text:p text:style-name="Standard"><text:s text:c="8"/>default: false</text:p>
      <text:p text:style-name="Standard"><text:s text:c="4"/>xml:</text:p>
      <text:p text:style-name="Standard"><text:s text:c="6"/>name: "Order"</text:p>
      <text:p text:style-name="Standard"><text:s text:c="2"/>Category:</text:p>
      <text:p text:style-name="Standard"><text:s text:c="4"/>type: "object"</text:p>
      <text:p text:style-name="Standard"><text:s text:c="4"/>properties:</text:p>
      <text:p text:style-name="Standard"><text:s text:c="6"/>id:</text:p>
      <text:p text:style-name="Standard"><text:s text:c="8"/>type: "integer"</text:p>
      <text:p text:style-name="Standard"><text:s text:c="8"/>format: "int64"</text:p>
      <text:p text:style-name="Standard"><text:s text:c="6"/>name:</text:p>
      <text:p text:style-name="Standard"><text:s text:c="8"/>type: "string"</text:p>
      <text:p text:style-name="Standard"><text:s text:c="4"/>xml:</text:p>
      <text:p text:style-name="Standard"><text:s text:c="6"/>name: "Category"</text:p>
      <text:p text:style-name="Standard"><text:s text:c="2"/>User:</text:p>
      <text:p text:style-name="Standard"><text:s text:c="4"/>type: "object"</text:p>
      <text:p text:style-name="Standard"><text:s text:c="4"/>properties:</text:p>
      <text:p text:style-name="Standard"><text:soft-page-break/><text:s text:c="6"/>id:</text:p>
      <text:p text:style-name="Standard"><text:s text:c="8"/>type: "integer"</text:p>
      <text:p text:style-name="Standard"><text:s text:c="8"/>format: "int64"</text:p>
      <text:p text:style-name="Standard"><text:s text:c="6"/>username:</text:p>
      <text:p text:style-name="Standard"><text:s text:c="8"/>type: "string"</text:p>
      <text:p text:style-name="Standard"><text:s text:c="6"/>firstName:</text:p>
      <text:p text:style-name="Standard"><text:s text:c="8"/>type: "string"</text:p>
      <text:p text:style-name="Standard"><text:s text:c="6"/>lastName:</text:p>
      <text:p text:style-name="Standard"><text:s text:c="8"/>type: "string"</text:p>
      <text:p text:style-name="Standard"><text:s text:c="6"/>email:</text:p>
      <text:p text:style-name="Standard"><text:s text:c="8"/>type: "string"</text:p>
      <text:p text:style-name="Standard"><text:s text:c="6"/>password:</text:p>
      <text:p text:style-name="Standard"><text:s text:c="8"/>type: "string"</text:p>
      <text:p text:style-name="Standard"><text:s text:c="6"/>phone:</text:p>
      <text:p text:style-name="Standard"><text:s text:c="8"/>type: "string"</text:p>
      <text:p text:style-name="Standard"><text:s text:c="6"/>userStatus:</text:p>
      <text:p text:style-name="Standard"><text:s text:c="8"/>type: "integer"</text:p>
      <text:p text:style-name="Standard"><text:s text:c="8"/>format: "int32"</text:p>
      <text:p text:style-name="Standard"><text:s text:c="8"/>description: "User Status"</text:p>
      <text:p text:style-name="Standard"><text:s text:c="4"/>xml:</text:p>
      <text:p text:style-name="Standard"><text:s text:c="6"/>name: "User"</text:p>
      <text:p text:style-name="Standard"><text:s text:c="2"/>Tag:</text:p>
      <text:p text:style-name="Standard"><text:s text:c="4"/>type: "object"</text:p>
      <text:p text:style-name="Standard"><text:s text:c="4"/>properties:</text:p>
      <text:p text:style-name="Standard"><text:s text:c="6"/>id:</text:p>
      <text:p text:style-name="Standard"><text:s text:c="8"/>type: "integer"</text:p>
      <text:p text:style-name="Standard"><text:s text:c="8"/>format: "int64"</text:p>
      <text:p text:style-name="Standard"><text:s text:c="6"/>name:</text:p>
      <text:p text:style-name="Standard"><text:s text:c="8"/>type: "string"</text:p>
      <text:p text:style-name="Standard"><text:s text:c="4"/>xml:</text:p>
      <text:p text:style-name="Standard"><text:s text:c="6"/>name: "Tag"</text:p>
      <text:p text:style-name="Standard"><text:s text:c="2"/>Pet:</text:p>
      <text:p text:style-name="Standard"><text:s text:c="4"/>type: "object"</text:p>
      <text:p text:style-name="Standard"><text:s text:c="4"/>required:</text:p>
      <text:p text:style-name="Standard"><text:s text:c="4"/>- "name"</text:p>
      <text:p text:style-name="Standard"><text:s text:c="4"/>- "photoUrls"</text:p>
      <text:p text:style-name="Standard"><text:s text:c="4"/>properties:</text:p>
      <text:p text:style-name="Standard"><text:s text:c="6"/>id:</text:p>
      <text:p text:style-name="Standard"><text:s text:c="8"/>type: "integer"</text:p>
      <text:p text:style-name="Standard"><text:s text:c="8"/>format: "int64"</text:p>
      <text:p text:style-name="Standard"><text:s text:c="6"/>category:</text:p>
      <text:p text:style-name="Standard"><text:s text:c="8"/>$ref: "#/definitions/Category"</text:p>
      <text:p text:style-name="Standard"><text:s text:c="6"/>name:</text:p>
      <text:p text:style-name="Standard"><text:s text:c="8"/>type: "string"</text:p>
      <text:p text:style-name="Standard"><text:s text:c="8"/>example: "doggie"</text:p>
      <text:p text:style-name="Standard"><text:s text:c="6"/>photoUrls:</text:p>
      <text:p text:style-name="Standard"><text:s text:c="8"/>type: "array"</text:p>
      <text:p text:style-name="Standard"><text:s text:c="8"/>xml:</text:p>
      <text:p text:style-name="Standard"><text:s text:c="10"/>name: "photoUrl"</text:p>
      <text:p text:style-name="Standard"><text:s text:c="10"/>wrapped: true</text:p>
      <text:p text:style-name="Standard"><text:s text:c="8"/>items:</text:p>
      <text:p text:style-name="Standard"><text:s text:c="10"/>type: "string"</text:p>
      <text:p text:style-name="Standard"><text:soft-page-break/><text:s text:c="6"/>tags:</text:p>
      <text:p text:style-name="Standard"><text:s text:c="8"/>type: "array"</text:p>
      <text:p text:style-name="Standard"><text:s text:c="8"/>xml:</text:p>
      <text:p text:style-name="Standard"><text:s text:c="10"/>name: "tag"</text:p>
      <text:p text:style-name="Standard"><text:s text:c="10"/>wrapped: true</text:p>
      <text:p text:style-name="Standard"><text:s text:c="8"/>items:</text:p>
      <text:p text:style-name="Standard"><text:s text:c="10"/>$ref: "#/definitions/Tag"</text:p>
      <text:p text:style-name="Standard"><text:s text:c="6"/>status:</text:p>
      <text:p text:style-name="Standard"><text:s text:c="8"/>type: "string"</text:p>
      <text:p text:style-name="Standard"><text:s text:c="8"/>description: "pet status in the store"</text:p>
      <text:p text:style-name="Standard"><text:s text:c="8"/>enum:</text:p>
      <text:p text:style-name="Standard"><text:s text:c="8"/>- "available"</text:p>
      <text:p text:style-name="Standard"><text:s text:c="8"/>- "pending"</text:p>
      <text:p text:style-name="Standard"><text:s text:c="8"/>- "sold"</text:p>
      <text:p text:style-name="Standard"><text:s text:c="4"/>xml:</text:p>
      <text:p text:style-name="Standard"><text:s text:c="6"/>name: "Pet"</text:p>
      <text:p text:style-name="Standard"><text:s text:c="2"/>ApiResponse:</text:p>
      <text:p text:style-name="Standard"><text:s text:c="4"/>type: "object"</text:p>
      <text:p text:style-name="Standard"><text:s text:c="4"/>properties:</text:p>
      <text:p text:style-name="Standard"><text:s text:c="6"/>code:</text:p>
      <text:p text:style-name="Standard"><text:s text:c="8"/>type: "integer"</text:p>
      <text:p text:style-name="Standard"><text:s text:c="8"/>format: "int32"</text:p>
      <text:p text:style-name="Standard"><text:s text:c="6"/>type:</text:p>
      <text:p text:style-name="Standard"><text:s text:c="8"/>type: "string"</text:p>
      <text:p text:style-name="Standard"><text:s text:c="6"/>message:</text:p>
      <text:p text:style-name="Standard"><text:s text:c="8"/>type: "string"</text:p>
      <text:p text:style-name="Standard">externalDocs:</text:p>
      <text:p text:style-name="Standard"><text:s text:c="2"/>description: "Find out more about Swagger"</text:p>
      <text:p text:style-name="Standard"><text:s text:c="2"/>url: "<text:a xlink:type="simple" xlink:href="http://swagger.io/" text:style-name="Internet_20_link" text:visited-style-name="Visited_20_Internet_20_Link">http://swagger.io</text:a>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01:10.212298474</meta:creation-date>
    <meta:editing-duration>P2DT1H54M23S</meta:editing-duration>
    <meta:editing-cycles>2</meta:editing-cycles>
    <meta:generator>LibreOffice/6.2.5.2$MacOSX_X86_64 LibreOffice_project/1ec314fa52f458adc18c4f025c545a4e8b22c159</meta:generator>
    <dc:date>2019-11-21T12:10:48.985037239</dc:date>
    <meta:document-statistic meta:table-count="0" meta:image-count="0" meta:object-count="0" meta:page-count="14" meta:paragraph-count="700" meta:word-count="1606" meta:character-count="16814" meta:non-whitespace-character-count="11128"/>
  </office:meta>
</office:document-meta>
</file>